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face style:name="DejaVu Serif2"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Heading_20_1">
      <style:paragraph-properties fo:padding-left="0.101cm" fo:padding-right="0.101cm" fo:padding-top="0.199cm" fo:padding-bottom="0.199cm" fo:border="none"/>
      <style:text-properties fo:font-size="26pt" fo:letter-spacing="-0.042cm" style:font-size-asian="26pt" style:font-size-complex="26pt"/>
    </style:style>
    <style:style style:name="P2" style:family="paragraph" style:parent-style-name="Text_20_body">
      <style:text-properties officeooo:paragraph-rsid="000af0c3"/>
    </style:style>
    <style:style style:name="P3" style:family="paragraph" style:parent-style-name="Heading_20_2">
      <style:text-properties officeooo:paragraph-rsid="000af0c3"/>
    </style:style>
    <style:style style:name="P4" style:family="paragraph" style:parent-style-name="Text_20_body">
      <style:text-properties officeooo:paragraph-rsid="00116389"/>
    </style:style>
    <style:style style:name="P5" style:family="paragraph" style:parent-style-name="Text_20_body" style:list-style-name="L1">
      <style:paragraph-properties fo:margin-top="0cm" fo:margin-bottom="0cm" style:contextual-spacing="false"/>
      <style:text-properties officeooo:rsid="002b1be4" officeooo:paragraph-rsid="002270bf"/>
    </style:style>
    <style:style style:name="P6" style:family="paragraph" style:parent-style-name="Text_20_body" style:list-style-name="L1">
      <style:paragraph-properties fo:margin-top="0cm" fo:margin-bottom="0cm" style:contextual-spacing="false"/>
      <style:text-properties officeooo:rsid="002b1be4" officeooo:paragraph-rsid="000c5331"/>
    </style:style>
    <style:style style:name="P7" style:family="paragraph" style:parent-style-name="Text_20_body" style:list-style-name="L1">
      <style:paragraph-properties fo:margin-top="0cm" fo:margin-bottom="0.499cm" style:contextual-spacing="false"/>
      <style:text-properties officeooo:rsid="002b1be4" officeooo:paragraph-rsid="000af0c3"/>
    </style:style>
    <style:style style:name="P8" style:family="paragraph" style:parent-style-name="Text_20_body">
      <style:paragraph-properties fo:margin-top="0cm" fo:margin-bottom="0cm" style:contextual-spacing="false"/>
      <style:text-properties fo:font-size="11pt" fo:font-style="italic" officeooo:rsid="00102ba0" officeooo:paragraph-rsid="000af0c3" style:font-size-asian="11pt" style:font-style-asian="italic" style:font-size-complex="11pt" style:font-style-complex="italic"/>
    </style:style>
    <style:style style:name="P9" style:family="paragraph" style:parent-style-name="Text_20_body_20_indent">
      <style:paragraph-properties style:writing-mode="lr-tb"/>
      <style:text-properties style:font-name="DejaVu Sans" fo:font-size="11pt" officeooo:paragraph-rsid="000c5331" style:font-size-asian="11pt" style:font-size-complex="11pt"/>
    </style:style>
    <style:style style:name="P10" style:family="paragraph" style:parent-style-name="Text_20_body_20_indent">
      <style:paragraph-properties style:writing-mode="lr-tb"/>
      <style:text-properties fo:font-size="11pt" fo:font-style="normal" officeooo:rsid="0012132a" officeooo:paragraph-rsid="000af0c3" style:font-size-asian="11pt" style:font-style-asian="normal" style:font-size-complex="11pt" style:font-style-complex="normal"/>
    </style:style>
    <style:style style:name="P11" style:family="paragraph" style:parent-style-name="Text_20_body_20_indent" style:list-style-name="L2">
      <style:paragraph-properties fo:margin-top="0cm" fo:margin-bottom="0.199cm" style:contextual-spacing="false"/>
      <style:text-properties style:font-name="DejaVu Sans" fo:font-size="11pt" fo:font-style="normal" officeooo:rsid="000c5331" officeooo:paragraph-rsid="0019fac9" style:font-size-asian="11pt" style:font-style-asian="normal" style:font-size-complex="11pt" style:font-style-complex="normal"/>
    </style:style>
    <style:style style:name="P12" style:family="paragraph" style:parent-style-name="Text_20_body_20_indent" style:list-style-name="L2">
      <style:paragraph-properties fo:margin-top="0cm" fo:margin-bottom="0.199cm" style:contextual-spacing="false"/>
      <style:text-properties fo:font-size="11pt" fo:font-style="normal" officeooo:rsid="000c5331" officeooo:paragraph-rsid="000c5331" style:font-size-asian="11pt" style:font-style-asian="normal" style:font-size-complex="11pt" style:font-style-complex="normal"/>
    </style:style>
    <style:style style:name="P13" style:family="paragraph" style:parent-style-name="Text_20_body_20_indent" style:list-style-name="L2">
      <style:paragraph-properties fo:margin-top="0cm" fo:margin-bottom="0.199cm" style:contextual-spacing="false"/>
      <style:text-properties style:font-name="DejaVu Sans" fo:font-size="11pt" fo:font-style="normal" officeooo:rsid="000c5331" officeooo:paragraph-rsid="000c5331" style:font-size-asian="11pt" style:font-style-asian="normal" style:font-size-complex="11pt" style:font-style-complex="normal"/>
    </style:style>
    <style:style style:name="P14" style:family="paragraph" style:parent-style-name="Text_20_body_20_indent">
      <style:paragraph-properties fo:margin-top="0cm" fo:margin-bottom="0cm" style:contextual-spacing="false"/>
      <style:text-properties fo:font-size="11pt" fo:font-style="normal" officeooo:rsid="000c5331" officeooo:paragraph-rsid="000c5331" style:font-size-asian="11pt" style:font-style-asian="normal" style:font-size-complex="11pt" style:font-style-complex="normal"/>
    </style:style>
    <style:style style:name="P15" style:family="paragraph" style:parent-style-name="Heading_20_2">
      <style:paragraph-properties fo:break-before="page" style:writing-mode="lr-tb"/>
      <style:text-properties officeooo:paragraph-rsid="000af0c3"/>
    </style:style>
    <style:style style:name="P16" style:family="paragraph" style:parent-style-name="Text_20_body" style:list-style-name="L3">
      <style:paragraph-properties fo:margin-top="0cm" fo:margin-bottom="0.199cm" style:contextual-spacing="false"/>
      <style:text-properties fo:font-size="12pt" officeooo:paragraph-rsid="000af0c3" style:font-size-asian="12pt" style:font-size-complex="12pt"/>
    </style:style>
    <style:style style:name="P17" style:family="paragraph" style:parent-style-name="Text_20_body" style:list-style-name="L3">
      <style:paragraph-properties fo:margin-top="0cm" fo:margin-bottom="0.199cm" style:contextual-spacing="false"/>
      <style:text-properties fo:font-size="11pt" officeooo:paragraph-rsid="000af0c3" style:font-size-asian="11pt" style:font-size-complex="11pt"/>
    </style:style>
    <style:style style:name="P18" style:family="paragraph" style:parent-style-name="Text_20_body" style:list-style-name="L3">
      <style:paragraph-properties fo:margin-top="0cm" fo:margin-bottom="0.199cm" style:contextual-spacing="false" style:writing-mode="lr-tb"/>
      <style:text-properties officeooo:paragraph-rsid="001e8cf5"/>
    </style:style>
    <style:style style:name="P19" style:family="paragraph" style:parent-style-name="Text_20_body" style:list-style-name="L3">
      <style:paragraph-properties fo:margin-top="0cm" fo:margin-bottom="0.199cm" style:contextual-spacing="false"/>
      <style:text-properties officeooo:paragraph-rsid="001bdaee"/>
    </style:style>
    <style:style style:name="P20" style:family="paragraph" style:parent-style-name="Text_20_body" style:list-style-name="L3">
      <style:paragraph-properties fo:margin-top="0cm" fo:margin-bottom="0.199cm" style:contextual-spacing="false"/>
      <style:text-properties officeooo:paragraph-rsid="00240d53"/>
    </style:style>
    <style:style style:name="P21" style:family="paragraph" style:parent-style-name="Text_20_body" style:list-style-name="L3">
      <style:paragraph-properties fo:margin-top="0cm" fo:margin-bottom="0.199cm" style:contextual-spacing="false"/>
      <style:text-properties officeooo:rsid="000d4168" officeooo:paragraph-rsid="00240d53"/>
    </style:style>
    <style:style style:name="P22" style:family="paragraph" style:parent-style-name="Heading_20_2" style:list-style-name="L3">
      <loext:graphic-properties draw:fill="solid" draw:fill-color="#95bfec"/>
      <style:paragraph-properties fo:margin-left="0cm" fo:margin-right="0cm" fo:margin-top="0.21cm" fo:margin-bottom="0.499cm" style:contextual-spacing="false" fo:text-indent="0cm" style:auto-text-indent="false" fo:break-before="page" fo:background-color="#95bfec" fo:padding="0.199cm" fo:border="none" fo:keep-with-next="always"/>
      <style:text-properties officeooo:paragraph-rsid="000af0c3"/>
    </style:style>
    <style:style style:name="P23" style:family="paragraph" style:parent-style-name="Text_20_body">
      <style:paragraph-properties fo:margin-top="0cm" fo:margin-bottom="0.499cm" style:contextual-spacing="false"/>
      <style:text-properties fo:font-size="12pt" officeooo:rsid="001cab97" officeooo:paragraph-rsid="00240d53" style:font-size-asian="12pt" style:font-size-complex="12pt"/>
    </style:style>
    <style:style style:name="P24" style:family="paragraph" style:parent-style-name="Text_20_body">
      <style:paragraph-properties fo:margin-top="0cm" fo:margin-bottom="0.499cm" style:contextual-spacing="false"/>
      <style:text-properties officeooo:paragraph-rsid="000effac"/>
    </style:style>
    <style:style style:name="P25" style:family="paragraph" style:parent-style-name="Text_20_body" style:list-style-name="L4">
      <style:paragraph-properties fo:margin-top="0cm" fo:margin-bottom="0.499cm" style:contextual-spacing="false"/>
      <style:text-properties officeooo:rsid="000effac" officeooo:paragraph-rsid="000effac"/>
    </style:style>
    <style:style style:name="P26" style:family="paragraph" style:parent-style-name="Text_20_body" style:list-style-name="L4">
      <style:paragraph-properties fo:margin-top="0cm" fo:margin-bottom="0.499cm" style:contextual-spacing="false"/>
      <style:text-properties officeooo:rsid="000effac" officeooo:paragraph-rsid="00240d53"/>
    </style:style>
    <style:style style:name="P27" style:family="paragraph" style:parent-style-name="Text_20_body" style:list-style-name="L4">
      <style:paragraph-properties fo:margin-top="0cm" fo:margin-bottom="0.499cm" style:contextual-spacing="false"/>
      <style:text-properties fo:font-style="normal" officeooo:rsid="000effac" officeooo:paragraph-rsid="000effac" style:font-style-asian="normal" style:font-style-complex="normal"/>
    </style:style>
    <style:style style:name="P28" style:family="paragraph" style:parent-style-name="Text_20_body" style:list-style-name="L4">
      <style:paragraph-properties fo:margin-top="0cm" fo:margin-bottom="0.499cm" style:contextual-spacing="false"/>
      <style:text-properties officeooo:paragraph-rsid="00240d53"/>
    </style:style>
    <style:style style:name="P29" style:family="paragraph" style:parent-style-name="Text_20_body" style:list-style-name="L4" style:master-page-name="">
      <style:paragraph-properties fo:margin-top="0cm" fo:margin-bottom="0.499cm" style:contextual-spacing="false" style:page-number="auto" fo:keep-with-next="always"/>
      <style:text-properties officeooo:paragraph-rsid="00240d53"/>
    </style:style>
    <style:style style:name="P30" style:family="paragraph" style:parent-style-name="Text_20_body" style:list-style-name="L4">
      <style:paragraph-properties fo:margin-top="0cm" fo:margin-bottom="0.499cm" style:contextual-spacing="false"/>
    </style:style>
    <style:style style:name="P31" style:family="paragraph" style:parent-style-name="Text_20_body">
      <style:text-properties fo:font-size="11pt" officeooo:rsid="003ceb99" officeooo:paragraph-rsid="00101758" style:font-size-asian="11pt" style:font-size-complex="11pt"/>
    </style:style>
    <style:style style:name="P32" style:family="paragraph" style:parent-style-name="Heading_20_2">
      <style:text-properties style:font-name="DejaVu Sans Condensed" officeooo:paragraph-rsid="00101758"/>
    </style:style>
    <style:style style:name="P33" style:family="paragraph" style:parent-style-name="Text_20_body">
      <style:text-properties officeooo:paragraph-rsid="00101758"/>
    </style:style>
    <style:style style:name="P34" style:family="paragraph" style:parent-style-name="Text_20_body">
      <style:paragraph-properties fo:break-before="page"/>
      <style:text-properties officeooo:rsid="0023fca8" officeooo:paragraph-rsid="0023fca8"/>
    </style:style>
    <style:style style:name="P35" style:family="paragraph" style:parent-style-name="Text_20_body">
      <style:paragraph-properties fo:break-before="page"/>
      <style:text-properties officeooo:paragraph-rsid="000c5331"/>
    </style:style>
    <style:style style:name="P36" style:family="paragraph" style:parent-style-name="Code_20_Box_20_2">
      <style:text-properties officeooo:paragraph-rsid="000c5331"/>
    </style:style>
    <style:style style:name="P37" style:family="paragraph" style:parent-style-name="Text_20_body">
      <style:text-properties officeooo:paragraph-rsid="000c5331"/>
    </style:style>
    <style:style style:name="P38" style:family="paragraph" style:parent-style-name="Text_20_body">
      <style:paragraph-properties fo:break-before="page"/>
      <style:text-properties officeooo:rsid="000c5331" officeooo:paragraph-rsid="000c5331"/>
    </style:style>
    <style:style style:name="P39" style:family="paragraph" style:parent-style-name="Text_20_body">
      <style:text-properties officeooo:rsid="000c5331" officeooo:paragraph-rsid="000c5331"/>
    </style:style>
    <style:style style:name="P40" style:family="paragraph" style:parent-style-name="Text_20_body">
      <style:paragraph-properties fo:break-before="page"/>
      <style:text-properties officeooo:rsid="000c5331" officeooo:paragraph-rsid="001e08cd"/>
    </style:style>
    <style:style style:name="P41" style:family="paragraph" style:parent-style-name="Text_20_body">
      <style:text-properties officeooo:rsid="000c5331" officeooo:paragraph-rsid="001e08cd"/>
    </style:style>
    <style:style style:name="P42" style:family="paragraph" style:parent-style-name="Text_20_body">
      <style:text-properties officeooo:paragraph-rsid="001e08cd"/>
    </style:style>
    <style:style style:name="P43" style:family="paragraph" style:parent-style-name="Code_20_Box_20_2">
      <style:text-properties officeooo:paragraph-rsid="001e08cd"/>
    </style:style>
    <style:style style:name="P44"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45"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T1" style:family="text">
      <style:text-properties officeooo:rsid="00234f2e"/>
    </style:style>
    <style:style style:name="T2" style:family="text">
      <style:text-properties officeooo:rsid="000c5331"/>
    </style:style>
    <style:style style:name="T3" style:family="text">
      <style:text-properties fo:font-size="12pt" style:font-size-asian="12pt" style:font-size-complex="12pt"/>
    </style:style>
    <style:style style:name="T4" style:family="text">
      <style:text-properties fo:font-size="12pt" officeooo:rsid="001143b8" style:font-size-asian="12pt" style:font-size-complex="12pt"/>
    </style:style>
    <style:style style:name="T5" style:family="text">
      <style:text-properties fo:font-size="12pt" officeooo:rsid="00100ad8" style:font-size-asian="12pt" style:font-size-complex="12pt"/>
    </style:style>
    <style:style style:name="T6" style:family="text">
      <style:text-properties fo:font-size="12pt" officeooo:rsid="00215732" style:font-size-asian="12pt" style:font-size-complex="12pt"/>
    </style:style>
    <style:style style:name="T7" style:family="text">
      <style:text-properties fo:font-size="12pt" officeooo:rsid="001814b8" style:font-size-asian="12pt" style:font-size-complex="12pt"/>
    </style:style>
    <style:style style:name="T8" style:family="text">
      <style:text-properties fo:font-size="12pt" officeooo:rsid="0029c928" style:font-size-asian="12pt" style:font-size-complex="12pt"/>
    </style:style>
    <style:style style:name="T9" style:family="text">
      <style:text-properties fo:font-size="12pt" officeooo:rsid="002b1be4" style:font-size-asian="12pt" style:font-size-complex="12pt"/>
    </style:style>
    <style:style style:name="T10" style:family="text">
      <style:text-properties fo:font-size="12pt" officeooo:rsid="00116389" style:font-size-asian="12pt" style:font-size-complex="12pt"/>
    </style:style>
    <style:style style:name="T11" style:family="text">
      <style:text-properties officeooo:rsid="002b1be4"/>
    </style:style>
    <style:style style:name="T12" style:family="text">
      <style:text-properties fo:font-size="12pt" fo:font-style="normal" officeooo:rsid="001eb0e8" style:font-size-asian="12pt" style:font-style-asian="normal" style:font-size-complex="12pt" style:font-style-complex="normal"/>
    </style:style>
    <style:style style:name="T13" style:family="text">
      <style:text-properties fo:font-size="12pt" fo:font-style="normal" officeooo:rsid="002b1be4" style:font-size-asian="12pt" style:font-style-asian="normal" style:font-size-complex="12pt" style:font-style-complex="normal"/>
    </style:style>
    <style:style style:name="T14" style:family="text">
      <style:text-properties fo:font-size="12pt" fo:font-style="normal" officeooo:rsid="00215732" style:font-size-asian="12pt" style:font-style-asian="normal" style:font-size-complex="12pt" style:font-style-complex="normal"/>
    </style:style>
    <style:style style:name="T15" style:family="text">
      <style:text-properties fo:font-size="12pt" fo:font-style="normal" officeooo:rsid="00116389" style:font-size-asian="12pt" style:font-style-asian="normal" style:font-size-complex="12pt" style:font-style-complex="normal"/>
    </style:style>
    <style:style style:name="T16" style:family="text">
      <style:text-properties fo:font-size="12pt" fo:font-style="normal" officeooo:rsid="00234f2e" style:font-size-asian="12pt" style:font-style-asian="normal" style:font-size-complex="12pt" style:font-style-complex="normal"/>
    </style:style>
    <style:style style:name="T17" style:family="text">
      <style:text-properties fo:font-size="12pt" fo:font-style="normal" officeooo:rsid="000c5331" style:font-size-asian="12pt" style:font-style-asian="normal" style:font-size-complex="12pt" style:font-style-complex="normal"/>
    </style:style>
    <style:style style:name="T18" style:family="text">
      <style:text-properties fo:font-size="12pt" fo:font-style="normal" style:font-size-asian="12pt" style:font-style-asian="normal" style:font-size-complex="12pt" style:font-style-complex="normal"/>
    </style:style>
    <style:style style:name="T19" style:family="text">
      <style:text-properties fo:font-size="12pt" fo:font-style="normal" officeooo:rsid="00100ad8" style:font-size-asian="12pt" style:font-style-asian="normal" style:font-size-complex="12pt" style:font-style-complex="normal"/>
    </style:style>
    <style:style style:name="T20" style:family="text">
      <style:text-properties fo:font-size="12pt" fo:font-style="normal" officeooo:rsid="002270bf" style:font-size-asian="12pt" style:font-style-asian="normal" style:font-size-complex="12pt" style:font-style-complex="normal"/>
    </style:style>
    <style:style style:name="T21" style:family="text">
      <style:text-properties fo:font-size="12pt" fo:font-style="normal" officeooo:rsid="0041e706" style:font-size-asian="12pt" style:font-style-asian="normal" style:font-size-complex="12pt" style:font-style-complex="normal"/>
    </style:style>
    <style:style style:name="T22" style:family="text">
      <style:text-properties fo:font-size="12pt" fo:font-style="italic" style:font-size-asian="12pt" style:font-style-asian="italic" style:font-size-complex="12pt" style:font-style-complex="italic"/>
    </style:style>
    <style:style style:name="T23" style:family="text">
      <style:text-properties style:font-name="DejaVu Serif1" fo:font-size="12pt" fo:font-style="italic" officeooo:rsid="000c5331" style:font-name-asian="DejaVu Serif1" style:font-size-asian="12pt" style:font-style-asian="italic" style:font-name-complex="DejaVu Serif1" style:font-size-complex="12pt" style:font-style-complex="italic"/>
    </style:style>
    <style:style style:name="T24" style:family="text">
      <style:text-properties fo:font-size="12pt" fo:font-style="normal" officeooo:rsid="002bfb82" style:font-size-asian="12pt" style:font-style-asian="normal" style:font-size-complex="12pt" style:font-style-complex="normal"/>
    </style:style>
    <style:style style:name="T25" style:family="text">
      <style:text-properties fo:font-size="12pt" officeooo:rsid="00152df0" style:font-size-asian="12pt" style:font-size-complex="12pt"/>
    </style:style>
    <style:style style:name="T26" style:family="text">
      <style:text-properties fo:font-size="12pt" officeooo:rsid="002bfb82" style:font-size-asian="12pt" style:font-size-complex="12pt"/>
    </style:style>
    <style:style style:name="T27" style:family="text">
      <style:text-properties fo:font-size="12pt" officeooo:rsid="000c5331" style:font-size-asian="12pt" style:font-size-complex="12pt"/>
    </style:style>
    <style:style style:name="T28" style:family="text">
      <style:text-properties fo:font-size="12pt" fo:font-style="italic" officeooo:rsid="002bfb82" style:font-size-asian="12pt" style:font-style-asian="italic" style:font-size-complex="12pt" style:font-style-complex="italic"/>
    </style:style>
    <style:style style:name="T29" style:family="text">
      <style:text-properties fo:font-size="12pt" fo:font-style="normal" officeooo:rsid="002d841b" style:font-size-asian="12pt" style:font-style-asian="normal" style:font-size-complex="12pt" style:font-style-complex="normal"/>
    </style:style>
    <style:style style:name="T30" style:family="text">
      <style:text-properties officeooo:rsid="00134fef"/>
    </style:style>
    <style:style style:name="T31" style:family="text">
      <style:text-properties officeooo:rsid="00215732"/>
    </style:style>
    <style:style style:name="T32" style:family="text">
      <style:text-properties style:font-name="DejaVu Sans" officeooo:rsid="000c5331"/>
    </style:style>
    <style:style style:name="T33" style:family="text">
      <style:text-properties style:font-name="DejaVu Sans" officeooo:rsid="0019fac9"/>
    </style:style>
    <style:style style:name="T34" style:family="text">
      <style:text-properties style:font-name="DejaVu Sans" officeooo:rsid="00234f2e"/>
    </style:style>
    <style:style style:name="T35" style:family="text">
      <style:text-properties style:font-name="DejaVu Sans" fo:font-style="italic" officeooo:rsid="000c5331" style:font-style-asian="italic" style:font-style-complex="italic"/>
    </style:style>
    <style:style style:name="T36" style:family="text">
      <style:text-properties style:font-name="DejaVu Sans" fo:font-style="italic" officeooo:rsid="002270bf" style:font-style-asian="italic" style:font-style-complex="italic"/>
    </style:style>
    <style:style style:name="T37" style:family="text">
      <style:text-properties style:font-name="DejaVu Sans"/>
    </style:style>
    <style:style style:name="T38" style:family="text">
      <style:text-properties officeooo:rsid="0019fac9"/>
    </style:style>
    <style:style style:name="T39" style:family="text">
      <style:text-properties style:font-name="DejaVu Sans" fo:font-style="italic" style:font-style-asian="italic" style:font-style-complex="italic"/>
    </style:style>
    <style:style style:name="T40" style:family="text">
      <style:text-properties officeooo:rsid="001b4414"/>
    </style:style>
    <style:style style:name="T41" style:family="text">
      <style:text-properties style:text-position="super 58%" style:font-name="DejaVu Sans"/>
    </style:style>
    <style:style style:name="T42" style:family="text">
      <style:text-properties officeooo:rsid="002cc394"/>
    </style:style>
    <style:style style:name="T43" style:family="text">
      <style:text-properties officeooo:rsid="00100ad8"/>
    </style:style>
    <style:style style:name="T44" style:family="text">
      <style:text-properties officeooo:rsid="0041e706"/>
    </style:style>
    <style:style style:name="T45" style:family="text">
      <style:text-properties fo:font-size="12pt" officeooo:rsid="0019fac9" style:font-size-asian="12pt" style:font-size-complex="12pt"/>
    </style:style>
    <style:style style:name="T46" style:family="text">
      <style:text-properties fo:font-size="12pt" officeooo:rsid="002270bf" style:font-size-asian="12pt" style:font-size-complex="12pt"/>
    </style:style>
    <style:style style:name="T47" style:family="text">
      <style:text-properties fo:font-size="12pt" officeooo:rsid="001bdaee" style:font-size-asian="12pt" style:font-size-complex="12pt"/>
    </style:style>
    <style:style style:name="T48" style:family="text">
      <style:text-properties style:font-name="DejaVu Serif2" fo:font-size="12pt" style:font-size-asian="12pt" style:font-size-complex="12pt"/>
    </style:style>
    <style:style style:name="T49" style:family="text">
      <style:text-properties style:font-name="DejaVu Serif2" fo:font-size="12pt" officeooo:rsid="0023fca8" style:font-size-asian="12pt" style:font-size-complex="12pt"/>
    </style:style>
    <style:style style:name="T50" style:family="text">
      <style:text-properties style:font-name="DejaVu Serif"/>
    </style:style>
    <style:style style:name="T51" style:family="text">
      <style:text-properties fo:font-size="12pt" fo:font-style="normal" officeooo:rsid="0023fca8" style:font-size-asian="12pt" style:font-style-asian="normal" style:font-size-complex="12pt" style:font-style-complex="normal"/>
    </style:style>
    <style:style style:name="T52" style:family="text">
      <style:text-properties fo:font-size="12pt" officeooo:rsid="0023fca8" style:font-size-asian="12pt" style:font-size-complex="12pt"/>
    </style:style>
    <style:style style:name="T53" style:family="text">
      <style:text-properties fo:font-size="12pt" officeooo:rsid="000d4168" style:font-size-asian="12pt" style:font-size-complex="12pt"/>
    </style:style>
    <style:style style:name="T54" style:family="text">
      <style:text-properties fo:color="#000080" loext:opacity="100%" fo:font-size="12pt" fo:font-style="normal" officeooo:rsid="001bdaee" style:font-size-asian="12pt" style:font-style-asian="normal" style:font-size-complex="12pt" style:font-style-complex="normal"/>
    </style:style>
    <style:style style:name="T55" style:family="text">
      <style:text-properties fo:font-size="12pt" officeooo:rsid="001225db" style:font-size-asian="12pt" style:font-size-complex="12pt"/>
    </style:style>
    <style:style style:name="T56" style:family="text">
      <style:text-properties fo:font-size="12pt" officeooo:rsid="001cfabf" style:font-size-asian="12pt" style:font-size-complex="12pt"/>
    </style:style>
    <style:style style:name="T57" style:family="text">
      <style:text-properties fo:font-size="12pt" officeooo:rsid="001fcd5d" style:font-size-asian="12pt" style:font-size-complex="12pt"/>
    </style:style>
    <style:style style:name="T58" style:family="text">
      <style:text-properties fo:font-size="12pt" fo:font-style="italic" officeooo:rsid="0023fca8" style:font-size-asian="12pt" style:font-style-asian="italic" style:font-size-complex="12pt" style:font-style-complex="italic"/>
    </style:style>
    <style:style style:name="T59" style:family="text">
      <style:text-properties fo:font-size="12pt" fo:font-style="normal" officeooo:rsid="000c6551" style:font-size-asian="12pt" style:font-style-asian="normal" style:font-size-complex="12pt" style:font-style-complex="normal"/>
    </style:style>
    <style:style style:name="T60" style:family="text">
      <style:text-properties fo:font-size="12pt" fo:font-style="normal" officeooo:rsid="001bdaee" style:font-size-asian="12pt" style:font-style-asian="normal" style:font-size-complex="12pt" style:font-style-complex="normal"/>
    </style:style>
    <style:style style:name="T61" style:family="text">
      <style:text-properties fo:font-size="12pt" fo:font-style="italic" officeooo:rsid="00100ad8" style:font-size-asian="12pt" style:font-style-asian="italic" style:font-size-complex="12pt" style:font-style-complex="italic"/>
    </style:style>
    <style:style style:name="T62" style:family="text">
      <style:text-properties fo:font-size="12pt" fo:font-style="normal" officeooo:rsid="000effac" style:font-size-asian="12pt" style:font-style-asian="normal" style:font-size-complex="12pt" style:font-style-complex="normal"/>
    </style:style>
    <style:style style:name="T63" style:family="text">
      <style:text-properties fo:font-size="12pt" fo:font-style="italic" officeooo:rsid="000effac" style:font-size-asian="12pt" style:font-style-asian="italic" style:font-size-complex="12pt" style:font-style-complex="italic"/>
    </style:style>
    <style:style style:name="T64" style:family="text">
      <style:text-properties officeooo:rsid="001e8cf5"/>
    </style:style>
    <style:style style:name="T65" style:family="text">
      <style:text-properties officeooo:rsid="00240d53"/>
    </style:style>
    <style:style style:name="T66" style:family="text">
      <style:text-properties fo:font-size="12pt" officeooo:rsid="001e8cf5" style:font-size-asian="12pt" style:font-size-complex="12pt"/>
    </style:style>
    <style:style style:name="T67" style:family="text">
      <style:text-properties fo:color="#000080" loext:opacity="100%" fo:font-size="12pt" fo:font-style="normal" officeooo:rsid="001e8cf5" style:font-size-asian="12pt" style:font-style-asian="normal" style:font-size-complex="12pt" style:font-style-complex="normal"/>
    </style:style>
    <style:style style:name="T68" style:family="text">
      <style:text-properties fo:color="#000080" loext:opacity="100%" fo:font-size="12pt" fo:font-style="normal" officeooo:rsid="00240d53" style:font-size-asian="12pt" style:font-style-asian="normal" style:font-size-complex="12pt" style:font-style-complex="normal"/>
    </style:style>
    <style:style style:name="T69" style:family="text">
      <style:text-properties fo:font-size="12pt" fo:font-style="normal" officeooo:rsid="000d4168" style:font-size-asian="12pt" style:font-style-asian="normal" style:font-size-complex="12pt" style:font-style-complex="normal"/>
    </style:style>
    <style:style style:name="T70" style:family="text">
      <style:text-properties fo:font-size="12pt" fo:font-style="normal" officeooo:rsid="00240d53" style:font-size-asian="12pt" style:font-style-asian="normal" style:font-size-complex="12pt" style:font-style-complex="normal"/>
    </style:style>
    <style:style style:name="T71" style:family="text">
      <style:text-properties fo:font-size="12pt" fo:font-style="normal" officeooo:rsid="001e8cf5" style:font-size-asian="12pt" style:font-style-asian="normal" style:font-size-complex="12pt" style:font-style-complex="normal"/>
    </style:style>
    <style:style style:name="T72" style:family="text">
      <style:text-properties fo:color="#000080" loext:opacity="100%" fo:font-size="12pt" fo:font-style="normal" officeooo:rsid="001225db" style:font-size-asian="12pt" style:font-style-asian="normal" style:font-size-complex="12pt" style:font-style-complex="normal"/>
    </style:style>
    <style:style style:name="T73" style:family="text">
      <style:text-properties fo:color="#000080" loext:opacity="100%" fo:font-size="12pt" fo:font-style="normal" officeooo:rsid="000d4168" style:font-size-asian="12pt" style:font-style-asian="normal" style:font-size-complex="12pt" style:font-style-complex="normal"/>
    </style:style>
    <style:style style:name="T74" style:family="text">
      <style:text-properties fo:font-size="12pt" officeooo:rsid="00240d53" style:font-size-asian="12pt" style:font-size-complex="12pt"/>
    </style:style>
    <style:style style:name="T75" style:family="text">
      <style:text-properties officeooo:rsid="000d4168"/>
    </style:style>
    <style:style style:name="T76" style:family="text">
      <style:text-properties style:font-name="Nimbus Sans"/>
    </style:style>
    <style:style style:name="T77" style:family="text">
      <style:text-properties style:font-name="Nimbus Sans" officeooo:rsid="000d4168" style:font-name-asian="DejaVu Serif1" style:font-name-complex="DejaVu Serif1"/>
    </style:style>
    <style:style style:name="T78" style:family="text">
      <style:text-properties fo:color="#000080" loext:opacity="100%" fo:font-size="12pt" fo:font-style="normal" style:font-size-asian="12pt" style:font-style-asian="normal" style:font-size-complex="12pt" style:font-style-complex="normal"/>
    </style:style>
    <style:style style:name="T79" style:family="text">
      <style:text-properties fo:font-style="italic" officeooo:rsid="000effac" style:font-style-asian="italic" style:font-style-complex="italic"/>
    </style:style>
    <style:style style:name="T80" style:family="text">
      <style:text-properties style:font-name="DejaVu Sans Condensed" officeooo:rsid="001cab97"/>
    </style:style>
    <style:style style:name="T81" style:family="text">
      <style:text-properties style:font-name="DejaVu Sans Condensed"/>
    </style:style>
    <style:style style:name="T82" style:family="text">
      <style:text-properties fo:color="#000080" loext:opacity="100%" fo:font-style="normal" officeooo:rsid="001e8cf5" style:font-style-asian="normal" style:font-style-complex="normal"/>
    </style:style>
    <style:style style:name="T83" style:family="text">
      <style:text-properties fo:color="#000080" loext:opacity="100%" fo:font-style="normal" officeooo:rsid="00240d53" style:font-style-asian="normal" style:font-style-complex="normal"/>
    </style:style>
    <style:style style:name="T84" style:family="text">
      <style:text-properties fo:color="#000080" loext:opacity="100%" fo:font-style="normal" officeooo:rsid="001225db" style:font-style-asian="normal" style:font-style-complex="normal"/>
    </style:style>
    <style:style style:name="T85" style:family="text">
      <style:text-properties officeooo:rsid="00211505"/>
    </style:style>
    <style:style style:name="T86" style:family="text">
      <style:text-properties fo:font-style="italic" style:font-style-asian="italic" style:font-style-complex="italic"/>
    </style:style>
    <style:style style:name="T87" style:family="text">
      <style:text-properties fo:font-size="12pt" fo:font-style="italic" officeooo:rsid="0012132a" style:font-size-asian="12pt" style:font-style-asian="italic" style:font-size-complex="12pt" style:font-style-complex="italic"/>
    </style:style>
    <style:style style:name="T88" style:family="text">
      <style:text-properties style:font-name="DejaVu Serif1" fo:font-size="12pt" fo:font-style="normal" officeooo:rsid="000effac" style:font-name-asian="DejaVu Serif1" style:font-size-asian="12pt" style:font-style-asian="normal" style:font-name-complex="DejaVu Serif1" style:font-size-complex="12pt" style:font-style-complex="normal"/>
    </style:style>
    <style:style style:name="T89" style:family="text">
      <style:text-properties officeooo:rsid="001fcd5d"/>
    </style:style>
    <style:style style:name="T90" style:family="text">
      <style:text-properties fo:font-style="normal" style:font-style-asian="normal" style:font-style-complex="normal"/>
    </style:style>
    <style:style style:name="T91" style:family="text">
      <style:text-properties fo:font-style="normal" officeooo:rsid="001fcd5d" style:font-style-asian="normal" style:font-style-complex="normal"/>
    </style:style>
    <style:style style:name="T92" style:family="text">
      <style:text-properties fo:font-style="normal" officeooo:rsid="001eafd5" style:font-style-asian="normal" style:font-style-complex="normal"/>
    </style:style>
    <style:style style:name="T93" style:family="text">
      <style:text-properties fo:font-style="normal" officeooo:rsid="00240d53" style:font-style-asian="normal" style:font-style-complex="normal"/>
    </style:style>
    <style:style style:name="T94" style:family="text">
      <style:text-properties style:font-name="DejaVu Serif1" fo:font-style="normal" style:font-name-asian="DejaVu Serif1" style:font-style-asian="normal" style:font-name-complex="DejaVu Serif1" style:font-style-complex="normal"/>
    </style:style>
    <style:style style:name="T95" style:family="text">
      <style:text-properties fo:font-style="normal" officeooo:rsid="000d4168" style:font-style-asian="normal" style:font-style-complex="normal"/>
    </style:style>
    <style:style style:name="T96" style:family="text">
      <style:text-properties style:font-name="Nimbus Sans" fo:font-size="12pt" fo:font-style="italic" officeooo:rsid="00240d53" style:font-size-asian="12pt" style:font-style-asian="italic" style:font-size-complex="12pt" style:font-style-complex="italic"/>
    </style:style>
    <style:style style:name="T97" style:family="text">
      <style:text-properties style:font-name="Nimbus Sans" fo:font-size="12pt" fo:font-style="italic" style:font-size-asian="12pt" style:font-style-asian="italic" style:font-size-complex="12pt" style:font-style-complex="italic"/>
    </style:style>
    <style:style style:name="T98" style:family="text">
      <style:text-properties style:font-name="Nimbus Sans" fo:font-size="12pt" fo:font-style="italic" officeooo:rsid="000c6551" style:font-size-asian="12pt" style:font-style-asian="italic" style:font-size-complex="12pt" style:font-style-complex="italic"/>
    </style:style>
    <style:style style:name="T99" style:family="text">
      <style:text-properties style:font-name="Nimbus Sans" fo:font-style="italic" style:font-style-asian="italic" style:font-style-complex="italic"/>
    </style:style>
    <style:style style:name="T100" style:family="text">
      <style:text-properties officeooo:rsid="000effac"/>
    </style:style>
    <style:style style:name="T101" style:family="text">
      <style:text-properties fo:font-style="italic" officeooo:rsid="001eafd5" style:font-style-asian="italic" style:font-style-complex="italic"/>
    </style:style>
    <style:style style:name="T102" style:family="text">
      <style:text-properties fo:font-style="normal" officeooo:rsid="001342f1" style:font-style-asian="normal" style:font-style-complex="normal"/>
    </style:style>
    <style:style style:name="T103" style:family="text">
      <style:text-properties fo:font-style="normal" officeooo:rsid="00101758" style:font-style-asian="normal" style:font-style-complex="normal"/>
    </style:style>
    <style:style style:name="T104" style:family="text">
      <style:text-properties officeooo:rsid="003ceb99"/>
    </style:style>
    <style:style style:name="T105" style:family="text">
      <style:text-properties officeooo:rsid="0158ad5f"/>
    </style:style>
    <style:style style:name="T106" style:family="text">
      <style:text-properties fo:font-size="11.5pt" style:font-size-asian="11.5pt" style:font-size-complex="11.5pt"/>
    </style:style>
    <style:style style:name="T107" style:family="text">
      <style:text-properties fo:font-size="11pt" style:font-size-asian="11pt" style:font-size-complex="11pt"/>
    </style:style>
    <style:style style:name="T108" style:family="text">
      <style:text-properties fo:font-size="11pt" officeooo:rsid="001a922e" style:font-size-asian="11pt" style:font-size-complex="11pt"/>
    </style:style>
    <style:style style:name="T109" style:family="text">
      <style:text-properties fo:font-size="10pt" style:font-size-asian="10pt" style:font-size-complex="10pt"/>
    </style:style>
    <style:style style:name="T110" style:family="text">
      <style:text-properties fo:font-size="10pt" officeooo:rsid="001a922e" style:font-size-asian="10pt" style:font-size-complex="10pt"/>
    </style:style>
    <style:style style:name="T111" style:family="text">
      <style:text-properties style:font-name="FreeSerif"/>
    </style:style>
    <style:style style:name="T112" style:family="text">
      <style:text-properties style:font-name="DejaVu Serif" fo:font-size="12pt" style:font-name-complex="DejaVu Serif" style:font-size-complex="12pt"/>
    </style:style>
    <style:style style:name="fr1" style:family="graphic" style:parent-style-name="SideBarFrame">
      <style:graphic-properties style:wrap="dynamic" style:number-wrapped-paragraphs="no-limit" style:vertical-pos="from-top" style:vertical-rel="paragraph" style:horizontal-pos="center" style:horizontal-rel="paragraph" fo:background-color="#edf5fd" style:background-transparency="0%" draw:fill="solid" draw:fill-color="#edf5fd" draw:opacity="100%" fo:padding="0cm" fo:border="0.06pt dotted #0a2746" draw:wrap-influence-on-position="once-concurrent" loext:allow-overlap="true" loext:rel-width-rel="paragraph"/>
    </style:style>
    <style:style style:name="fr2" style:family="graphic" style:parent-style-name="SideBarFrame">
      <style:graphic-properties style:wrap="dynamic" style:number-wrapped-paragraphs="no-limit" style:vertical-pos="from-top" style:vertical-rel="paragraph" style:horizontal-pos="from-left" style:horizontal-rel="paragraph" fo:background-color="#edf5fd" style:background-transparency="0%" draw:fill="solid" draw:fill-color="#edf5fd" draw:opacity="100%" fo:padding="0cm" fo:border="0.06pt dotted #0a2746" draw:wrap-influence-on-position="once-concurrent" loext:allow-overlap="true" loext:rel-width-rel="paragraph"/>
    </style:style>
    <style:style style:name="fr3"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2"><text:span text:style-name="T1">Text </text:span><text:span text:style-name="T2">Frames Interfere with Adjoining Borders</text:span></text:h>
      <text:p text:style-name="P2"><text:span text:style-name="T3">This document is provided to give </text:span><text:span text:style-name="T4">a </text:span><text:span text:style-name="T5">2nd</text:span><text:span text:style-name="T3"> working copy of </text:span><text:span text:style-name="T5">the same</text:span><text:span text:style-name="T3"> bug as reported in </text:span><text:a xlink:type="simple" xlink:href="https://github.com/alexkemp9/Python3docs/blob/main/README.md#the-bugs" text:style-name="Internet_20_link" text:visited-style-name="Visited_20_Internet_20_Link"><text:span text:style-name="T3">Python3docs Bugs #</text:span></text:a><text:span text:style-name="T6">05</text:span><text:span text:style-name="T3">,</text:span><text:span text:style-name="T5"> with extra </text:span><text:span text:style-name="T7">information </text:span><text:span text:style-name="T8">supplied</text:span><text:span text:style-name="T3">.</text:span></text:p>
      <text:h text:style-name="P3" text:outline-level="2">Comment</text:h>
      <text:p text:style-name="P4"><text:span text:style-name="T9">The report (below) w</text:span><text:span text:style-name="T10">as</text:span><text:span text:style-name="T9"> made at </text:span><text:a xlink:type="simple" xlink:href="https://bugs.documentfoundation.org/show_bug.cgi?id=164302" text:style-name="Internet_20_link" text:visited-style-name="Visited_20_Internet_20_Link"><text:span text:style-name="T6">BugZilla#164302</text:span></text:a> <text:span text:style-name="T11">on Dec 12 2024</text:span><text:span text:style-name="T12">. </text:span><text:span text:style-name="T13">The bug was first documented at </text:span><text:a xlink:type="simple" xlink:href="https://github.com/alexkemp9/Python3docs/blob/main/README.md#the-bugs" text:style-name="Internet_20_link" text:visited-style-name="Visited_20_Internet_20_Link"><text:span text:style-name="T14">GitHub Python3Docs Bug#05</text:span></text:a><text:span text:style-name="T13"> </text:span><text:span text:style-name="T15">and then documented separately as </text:span><text:span text:style-name="T13"><text:s/></text:span><text:a xlink:type="simple" xlink:href="https://github.com/alexkemp9/Python3docs/blob/main/README.md#bug-05" text:style-name="Internet_20_link" text:visited-style-name="Visited_20_Internet_20_Link"><text:span text:style-name="T16">Bug#05</text:span></text:a>.</text:p>
      <text:list text:style-name="L1">
        <text:list-item>
          <text:p text:style-name="P5"><text:span text:style-name="T17">V</text:span><text:span text:style-name="T18">ersion </text:span><text:span text:style-name="T19">24.8.3.2 </text:span><text:span text:style-name="T20">(</text:span><text:a xlink:type="simple" xlink:href="https://gerrit.libreoffice.org/gitweb?p=core.git;a=log;h=48a6bac9e7e268aeb4c3483fcf825c94556d9f92" text:style-name="Internet_20_link" text:visited-style-name="Visited_20_Internet_20_Link"><text:span text:style-name="T21">Build</text:span></text:a><text:span text:style-name="T20">) </text:span><text:span text:style-name="T18">is affected by this bug</text:span></text:p>
        </text:list-item>
        <text:list-item>
          <text:p text:style-name="P6"><text:span text:style-name="T17">Grandmother v</text:span><text:span text:style-name="T18">ersion 3.3.0.4 is affected by this bug</text:span></text:p>
        </text:list-item>
        <text:list-item>
          <text:p text:style-name="P6"><text:span text:style-name="T17">All other versions between 3.3 &amp; 24.8</text:span><text:span text:style-name="T18"> </text:span><text:span text:style-name="T17">are affected by this bug.</text:span></text:p>
        </text:list-item>
        <text:list-item>
          <text:p text:style-name="P7"><text:span text:style-name="T18">Michael Stahl declared that </text:span><text:span text:style-name="T22">“this is working as designed”</text:span><text:span text:style-name="T23">™</text:span><text:span text:style-name="T18"> </text:span><text:span text:style-name="T24">(good grief)</text:span></text:p>
        </text:list-item>
      </text:list>
      <text:p text:style-name="P2"><text:span text:style-name="T25">I </text:span><text:span text:style-name="T26">now understand that the reason that LibreOffice has been riddled with bugs for the last </text:span><text:span text:style-name="T27">7+</text:span><text:span text:style-name="T26"> years is </text:span><text:span text:style-name="T28">by design</text:span><text:span text:style-name="T24"> rather than through ignorance, laziness </text:span><text:span text:style-name="T29">or inability</text:span><text:span text:style-name="T24">. </text:span><text:span text:style-name="T29">There now follow</text:span><text:span text:style-name="T17">s</text:span><text:span text:style-name="T29"> </text:span><text:span text:style-name="T17">extra comment + demonstration of this bug</text:span><text:span text:style-name="T3">:–</text:span></text:p>
      <text:p text:style-name="P8">original <text:span text:style-name="T30">bug report</text:span>:</text:p>
      <text:p text:style-name="P9">In Writer, <text:span text:style-name="T31">t</text:span>he bottom border of a Sidebar (a frame that contains text) will coalesce with the top inline-border of a paragraph. In other words, the below-frame spacing of the frame will be added to the internal top-spacing of the next paragraph, rather than being placed between the two entity’s borders. This is almost certainly a dupe of 164297 and of 164298.</text:p>
      <text:p text:style-name="P8"><text:span text:style-name="T2">Extra comment</text:span>:</text:p>
      <text:p text:style-name="P10"><text:span text:style-name="T32">The original report is almost accurate (if wordy), though it is probably more accurate to say (as in the H1 Heading at top) that </text:span><text:span text:style-name="T33">a</text:span><text:span text:style-name="T32"> </text:span><text:span text:style-name="T34">Text </text:span><text:span text:style-name="T32">Frame </text:span><text:span text:style-name="T35">“Interfere</text:span><text:span text:style-name="T36">s</text:span><text:span text:style-name="T35">”</text:span><text:span text:style-name="T32"> with adjoining borders. It also helps if a person can see this in action</text:span><text:span text:style-name="T37">. </text:span><text:span text:style-name="T32">These are the features to pay attention to:–</text:span></text:p>
      <text:list text:style-name="L2">
        <text:list-item>
          <text:list>
            <text:list-item>
              <text:p text:style-name="P11">I believe this <text:span text:style-name="T38">may</text:span> be a bug <text:span text:style-name="T38">common to all </text:span>frame<text:span text:style-name="T38">d entities</text:span>.</text:p>
            </text:list-item>
            <text:list-item>
              <text:p text:style-name="P12"><text:span text:style-name="T37">The bug </text:span><text:span text:style-name="T33">seems to </text:span><text:span text:style-name="T37">occur with </text:span><text:span text:style-name="T39">anything</text:span><text:span text:style-name="T37"> that is framed and is positioned next to something with a border</text:span><text:span text:style-name="T33">.</text:span></text:p>
            </text:list-item>
            <text:list-item>
              <text:p text:style-name="P13">The point below is that 3 of the paragraphs have a blue inline-border &amp; thus the <text:span text:style-name="T40">bug</text:span> becomes <text:span text:style-name="T1">discernable</text:span>.</text:p>
            </text:list-item>
            <text:list-item>
              <text:p text:style-name="P12"><text:span text:style-name="T37">There are 5 demonstration pages below; the 1</text:span><text:span text:style-name="T41">st</text:span><text:span text:style-name="T37"> two pages are individual examples of the two ingredients, whilst the final 3 pages are snapshots in a very short film.</text:span></text:p>
            </text:list-item>
          </text:list>
        </text:list-item>
      </text:list>
      <text:p text:style-name="P14"/>
      <text:h text:style-name="P15" text:outline-level="2"><text:span text:style-name="T42">How to</text:span> produce this document</text:h>
      <text:list text:style-name="L3">
        <text:list-item>
          <text:p text:style-name="P16">Th<text:span text:style-name="T43">is document created under 24.8.3.2.<text:line-break/></text:span><text:span text:style-name="Inline_20_Code"><text:span text:style-name="T44">menu:Help | About LibreOffice</text:span></text:span><text:span text:style-name="T44"> shows: </text:span><text:a xlink:type="simple" xlink:href="https://gerrit.libreoffice.org/gitweb?p=core.git;a=log;h=48a6bac9e7e268aeb4c3483fcf825c94556d9f92" text:style-name="Internet_20_link" text:visited-style-name="Visited_20_Internet_20_Link"><text:span text:style-name="T44">Build</text:span></text:a></text:p>
        </text:list-item>
        <text:list-item>
          <text:p text:style-name="P17"><text:span text:style-name="T5">The </text:span><text:span text:style-name="T45">entire document</text:span><text:span text:style-name="T5"> </text:span><text:a xlink:type="simple" xlink:href="https://github.com/alexkemp9/Python3docs/blob/main/bug04%2B.odt" text:style-name="Internet_20_link" text:visited-style-name="Visited_20_Internet_20_Link"><text:span text:style-name="T46">bug04+.odt</text:span></text:a><text:span text:style-name="T5"> copied </text:span><text:span text:style-name="T45">as</text:span><text:span text:style-name="T5"> this doc &amp; </text:span><text:span text:style-name="T47">then </text:span><text:span text:style-name="T5">edited.</text:span></text:p>
        </text:list-item>
        <text:list-item>
          <text:p text:style-name="P18"><text:span text:style-name="Caption_20_characters"><text:span text:style-name="T48">The </text:span></text:span><text:span text:style-name="Caption_20_characters"><text:span text:style-name="T49">SideBar</text:span></text:span><text:span text:style-name="Caption_20_characters"><text:span text:style-name="T48"> </text:span></text:span><text:span text:style-name="Caption_20_characters"><text:span text:style-name="T50">“</text:span></text:span><text:span text:style-name="Caption_20_characters"><text:span text:style-name="T19">sidebar-0</text:span></text:span><text:span text:style-name="Caption_20_characters"><text:span text:style-name="T51">6</text:span></text:span><text:span text:style-name="Caption_20_characters"><text:span text:style-name="T19">.01 The __del__() Special Method</text:span></text:span><text:span text:style-name="T22">”</text:span><text:span text:style-name="T3"> </text:span><text:span text:style-name="T52">on p18 </text:span><text:span text:style-name="T5">within </text:span><text:a xlink:type="simple" xlink:href="https://github.com/alexkemp9/Python3docs/blob/main/chapter_06.odt" text:style-name="Internet_20_link" text:visited-style-name="Visited_20_Internet_20_Link"><text:span text:style-name="T52">chapter_06.odt</text:span></text:a><text:span text:style-name="T5"> </text:span><text:span text:style-name="T53">then </text:span><text:span text:style-name="T47">copy/</text:span><text:span text:style-name="T5">pasted into </text:span><text:a xlink:type="simple" xlink:href="#sidebar-05.01 The __del__() Special Method|frame" text:style-name="Internet_20_link" text:visited-style-name="Visited_20_Internet_20_Link"><text:span text:style-name="T54">page#</text:span><text:span text:style-name="T54"><text:bookmark-ref text:reference-format="page" text:ref-name="sidebar-05.01">5</text:bookmark-ref></text:span></text:a><text:span text:style-name="T55"> </text:span><text:span text:style-name="T5">of this doc </text:span><text:span text:style-name="T47">as a replacement for the former </text:span><text:span text:style-name="T52">framed table</text:span><text:span text:style-name="T5"> </text:span><text:span text:style-name="T47">+ </text:span><text:span text:style-name="T56">the outer frame changed from a thin blue to a #0A2746 dotted border </text:span><text:span text:style-name="T57">(</text:span><text:span text:style-name="T52">to contrast with the </text:span><text:span text:style-name="T58">CB2</text:span><text:span text:style-name="T52"> paragraphs</text:span><text:span text:style-name="T57">).</text:span><text:span text:style-name="T19"><text:line-break/><text:line-break/></text:span><text:span text:style-name="T59">There </text:span><text:span text:style-name="T60">is</text:span><text:span text:style-name="T59"> </text:span><text:span text:style-name="T60">1</text:span><text:span text:style-name="T59"> </text:span><text:span text:style-name="T60">p</text:span><text:span text:style-name="T59">aragraph on that page. </text:span><text:span text:style-name="T60">The text “some words” is placed below the </text:span><text:span text:style-name="T51">SideBar</text:span><text:span text:style-name="T60"> simply to visually indicate where the Pilcrow ends</text:span><text:span text:style-name="T59">.<text:line-break/><text:line-break/>Paragraph pilcrows are displayed via either </text:span><text:span text:style-name="Inline_20_Code"><text:span text:style-name="T59">Ctrl+F10</text:span></text:span><text:span text:style-name="T59"> or by placing a tick into </text:span><text:span text:style-name="Inline_20_Code"><text:span text:style-name="T21">menu:</text:span></text:span><text:span text:style-name="Inline_20_Code"><text:span text:style-name="T59">View</text:span></text:span><text:span text:style-name="Inline_20_Code"><text:span text:style-name="T21"> | </text:span></text:span><text:span text:style-name="Inline_20_Code"><text:span text:style-name="T59">Formatting Marks</text:span></text:span><text:span text:style-name="T59">.</text:span></text:p>
        </text:list-item>
        <text:list-item>
          <text:p text:style-name="P19"><text:span text:style-name="T19">4 paragraphs from p8 of </text:span><text:a xlink:type="simple" xlink:href="https://github.com/alexkemp9/Python3docs/blob/main/chapter_01.odt" text:style-name="Internet_20_link" text:visited-style-name="Visited_20_Internet_20_Link"><text:span text:style-name="T19">chapter_01.odt</text:span></text:a><text:span text:style-name="T19"> </text:span><text:span text:style-name="T59">were </text:span><text:span text:style-name="T60">left as-is within</text:span><text:span text:style-name="T19"> </text:span><text:a xlink:type="simple" xlink:href="#CB2" text:style-name="Internet_20_link" text:visited-style-name="Visited_20_Internet_20_Link"><text:span text:style-name="T54">page#</text:span><text:span text:style-name="T54"><text:bookmark-ref text:reference-format="page" text:ref-name="CB2">6</text:bookmark-ref></text:span></text:a><text:span text:style-name="T19">.<text:line-break/>(</text:span><text:span text:style-name="T60">the </text:span><text:span text:style-name="T61">last 3 paragraphs are </text:span><text:span text:style-name="T19">Code Box 2</text:span><text:span text:style-name="T62"> (</text:span><text:span text:style-name="T63">CB2</text:span><text:span text:style-name="T62">) </text:span><text:span text:style-name="T61">paragraphs, which have an inline </text:span><text:span text:style-name="T63">text-</text:span><text:span text:style-name="T61">border</text:span><text:span text:style-name="T19">)</text:span></text:p>
        </text:list-item>
        <text:list-item>
          <text:p text:style-name="P20"><text:span text:style-name="T64">T</text:span>he <text:span text:style-name="T65">SideBar</text:span> <text:span text:style-name="T64">on</text:span><text:span text:style-name="T5"> </text:span><text:a xlink:type="simple" xlink:href="#sidebar-05.01 The __del__() Special Method|frame" text:style-name="Internet_20_link" text:visited-style-name="Visited_20_Internet_20_Link"><text:span text:style-name="T54">page#</text:span><text:span text:style-name="T54"><text:bookmark-ref text:reference-format="page" text:ref-name="sidebar-05.01">5</text:bookmark-ref></text:span></text:a><text:span text:style-name="T55"> </text:span>was <text:span text:style-name="T64">copy/</text:span>pasted <text:span text:style-name="T47">as a replacement for the former </text:span><text:span text:style-name="T52">framed table</text:span><text:span text:style-name="T47"> </text:span><text:span text:style-name="T66">in</text:span> <text:span text:style-name="T67">page</text:span><text:span text:style-name="T68">#</text:span><text:span text:style-name="T68"><text:bookmark-ref text:reference-format="page" text:ref-name="sidebar-05.02">7</text:bookmark-ref></text:span><text:span text:style-name="T69">.</text:span><text:span text:style-name="T19"><text:line-break/><text:line-break/></text:span><text:span text:style-name="T69">The end result is the words “para1”, “para2” at the top of </text:span><text:span text:style-name="T67">page</text:span><text:span text:style-name="T68">#</text:span><text:span text:style-name="T68"><text:bookmark-ref text:reference-format="page" text:ref-name="sidebar-05.02">7</text:bookmark-ref></text:span><text:span text:style-name="T69">, followed by the </text:span><text:span text:style-name="T70">SideBar</text:span><text:span text:style-name="T69">, then “para3”, then a plain-text paragraph, </text:span><text:span text:style-name="T60">and </text:span><text:span text:style-name="T69">finally a </text:span><text:span text:style-name="T62"><text:s/></text:span><text:span text:style-name="T63">CB2</text:span><text:span text:style-name="T69"> 3-line paragraph (</text:span><text:span text:style-name="T60">w</text:span><text:span text:style-name="T69">i</text:span><text:span text:style-name="T60">th</text:span><text:span text:style-name="T69"> embedded blue border).</text:span></text:p>
        </text:list-item>
        <text:list-item>
          <text:p text:style-name="P20"><text:span text:style-name="T70">For t</text:span><text:span text:style-name="T71">he n</text:span><text:span text:style-name="T69">ext 2 pages (</text:span><text:a xlink:type="simple" xlink:href="#sidebar-05.03 The __del__() Special Method|frame" text:style-name="Internet_20_link" text:visited-style-name="Visited_20_Internet_20_Link"><text:span text:style-name="T71">page</text:span><text:span text:style-name="T70">#</text:span><text:span text:style-name="T70"><text:bookmark-ref text:reference-format="page" text:ref-name="sidebar-05.03">8</text:bookmark-ref></text:span></text:a><text:span text:style-name="T72"> </text:span><text:span text:style-name="T73">+ </text:span><text:a xlink:type="simple" xlink:href="#sidebar-05.04 The __del__() Special Method|frame" text:style-name="Internet_20_link" text:visited-style-name="Visited_20_Internet_20_Link"><text:span text:style-name="T67">page</text:span><text:span text:style-name="T68">#</text:span><text:span text:style-name="T68"><text:bookmark-ref text:reference-format="page" text:ref-name="sidebar-05.04">9</text:bookmark-ref></text:span></text:a><text:span text:style-name="T73">)</text:span> <text:span text:style-name="T65">t</text:span>he whole of <text:span text:style-name="T67">page</text:span><text:span text:style-name="T68">#</text:span><text:span text:style-name="T68"><text:bookmark-ref text:reference-format="page" text:ref-name="sidebar-05.02">7</text:bookmark-ref></text:span><text:span text:style-name="T55"> </text:span>was <text:span text:style-name="T64">copy/</text:span>pasted <text:span text:style-name="T47">as a replacement for the former </text:span><text:span text:style-name="T74">contents</text:span><text:span text:style-name="T75">. </text:span><text:span text:style-name="T65">Then f</text:span><text:span text:style-name="T75">or each of those pages, the </text:span><text:span text:style-name="T65">SideBar</text:span><text:span text:style-name="T75"> was selected on the page and then the down-arrow </text:span><text:span text:style-name="T65">key</text:span><text:span text:style-name="T75"> (↓) was pressed </text:span><text:span text:style-name="T65">(</text:span><text:span text:style-name="Inline_20_Code"><text:span text:style-name="T65">&lt;shift&gt;+</text:span></text:span><text:span text:style-name="Inline_20_Code"><text:span text:style-name="T75">↓</text:span></text:span><text:span text:style-name="T75"> </text:span><text:span text:style-name="T65">&amp; </text:span><text:span text:style-name="Inline_20_Code"><text:span text:style-name="T65">&lt;alt&gt;+</text:span></text:span><text:span text:style-name="Inline_20_Code"><text:span text:style-name="T75">↓</text:span></text:span><text:span text:style-name="T75"> </text:span><text:span text:style-name="T65">also work)</text:span><text:span text:style-name="T75">.</text:span></text:p>
        </text:list-item>
        <text:list-item>
          <text:p text:style-name="P20"><text:span text:style-name="T75">For </text:span><text:a xlink:type="simple" xlink:href="#sidebar-05.03 The __del__() Special Method|frame" text:style-name="Internet_20_link" text:visited-style-name="Visited_20_Internet_20_Link"><text:span text:style-name="T67">page</text:span><text:span text:style-name="T68">#</text:span><text:span text:style-name="T68"><text:bookmark-ref text:reference-format="page" text:ref-name="sidebar-05.03">8</text:bookmark-ref></text:span></text:a><text:span text:style-name="T72"> </text:span>the <text:span text:style-name="T65">key</text:span> was pressed until the words “<text:span text:style-name="T76">Let’s look </text:span><text:span text:style-name="T77">…</text:span><text:span text:style-name="T76"> the details:</text:span>” <text:span text:style-name="T75">appeared above the </text:span><text:span text:style-name="T65">SideBar</text:span></text:p>
        </text:list-item>
        <text:list-item>
          <text:p text:style-name="P21">For<text:span text:style-name="T78"> </text:span><text:a xlink:type="simple" xlink:href="#sidebar-05.04 The __del__() Special Method|frame" text:style-name="Internet_20_link" text:visited-style-name="Visited_20_Internet_20_Link"><text:span text:style-name="T67">page</text:span><text:span text:style-name="T68">#</text:span><text:span text:style-name="T68"><text:bookmark-ref text:reference-format="page" text:ref-name="sidebar-05.04">9</text:bookmark-ref></text:span></text:a><text:span text:style-name="T68"> </text:span>the <text:span text:style-name="T65">key</text:span> continued to be pressed until the <text:span text:style-name="T79">CB2</text:span> top-border appeared above the <text:span text:style-name="T65">SideBar</text:span>. <text:span text:style-name="T64">That was </text:span><text:span text:style-name="T65">easy</text:span><text:span text:style-name="T64"> to do, </text:span><text:span text:style-name="T65">unlike with a</text:span><text:span text:style-name="T64"> </text:span><text:span text:style-name="T65">f</text:span><text:span text:style-name="T64">ramed table.</text:span></text:p>
          <text:h text:style-name="P22" text:outline-level="2"><text:span text:style-name="T80">Demonstrations</text:span><text:span text:style-name="T81">:</text:span></text:h>
        </text:list-item>
      </text:list>
      <text:p text:style-name="P23">Refer to the final pages <text:span text:style-name="T75">(</text:span><text:a xlink:type="simple" xlink:href="#sidebar-05.03 The __del__() Special Method|frame" text:style-name="Internet_20_link" text:visited-style-name="Visited_20_Internet_20_Link"><text:span text:style-name="T82">p</text:span><text:span text:style-name="T83">#</text:span><text:span text:style-name="T83"><text:bookmark-ref text:reference-format="page" text:ref-name="sidebar-05.03">8</text:bookmark-ref></text:span></text:a><text:span text:style-name="T84"> </text:span><text:span text:style-name="T75">to </text:span><text:a xlink:type="simple" xlink:href="#sidebar-05.04 The __del__() Special Method|frame" text:style-name="Internet_20_link" text:visited-style-name="Visited_20_Internet_20_Link"><text:span text:style-name="T82">p</text:span><text:span text:style-name="T83">#</text:span><text:span text:style-name="T83"><text:bookmark-ref text:reference-format="page" text:ref-name="sidebar-05.04">9</text:bookmark-ref></text:span></text:a><text:span text:style-name="T83"> </text:span><text:span text:style-name="T75">)</text:span> for <text:span text:style-name="T85">a practical demonstration</text:span> of this bug.</text:p>
      <text:p text:style-name="P24"><text:span text:style-name="T86">Things to note</text:span><text:span text:style-name="T87">:</text:span><text:span text:style-name="T88">–</text:span></text:p>
      <text:list text:style-name="L4">
        <text:list-item>
          <text:p text:style-name="P25">to recap:</text:p>
          <text:list>
            <text:list-item>
              <text:p text:style-name="P26">Each <text:span text:style-name="T65">SideBar</text:span> in all example pages is identical <text:span text:style-name="T89">other than name</text:span>.</text:p>
            </text:list-item>
            <text:list-item>
              <text:p text:style-name="P26">Further, each <text:span text:style-name="T65">SideBar</text:span> <text:span text:style-name="T65">has</text:span> Wrap is O<text:span text:style-name="T65">ptimal</text:span>; spacing is <text:span text:style-name="T65">0</text:span>.<text:span text:style-name="T65">2</text:span>0cm <text:span text:style-name="T65">left/right (internal) +</text:span> bottom <text:span text:style-name="T65">(external)</text:span> = 0.5 cm.</text:p>
            </text:list-item>
            <text:list-item>
              <text:p text:style-name="P26">All text paragraphs are identical in borders + spacing to the <text:span text:style-name="T65">SideBar</text:span>, with the sole extra wrinkle that <text:span text:style-name="T86">Code Box 2</text:span><text:span text:style-name="T90"> (</text:span><text:span text:style-name="T86">CB2</text:span><text:span text:style-name="T90">) paragraphs have the check-box selected for </text:span><text:span text:style-name="T86">“do not add space between paragraphs of the same style”</text:span><text:span text:style-name="T90"> (which means that only the bottom para</text:span><text:span text:style-name="T91">graph</text:span><text:span text:style-name="T90"> has a bottom spacing).</text:span></text:p>
            </text:list-item>
            <text:list-item>
              <text:p text:style-name="P26"><text:span text:style-name="T90">The combo of the above means that text elements </text:span><text:span text:style-name="T92">can</text:span><text:span text:style-name="T90"> ’flow’ around the </text:span><text:span text:style-name="T93">SideBar</text:span><text:span text:style-name="T90">. In addition, it also means that, once selected, the </text:span><text:span text:style-name="T93">SideBar</text:span><text:span text:style-name="T90"> can be moved up &amp; down the ladder of the surrounding text paragraphs by means of the keyboard up- (</text:span><text:span text:style-name="T94">↑</text:span><text:span text:style-name="T90">) or </text:span><text:span text:style-name="T95">down-arrow (↓); </text:span><text:span text:style-name="T92">in this instance </text:span><text:span text:style-name="T90">&lt;</text:span><text:span text:style-name="T92">shift&gt; /</text:span><text:span text:style-name="T93"> </text:span><text:span text:style-name="T92">&lt;alt&gt;+ arrow </text:span><text:span text:style-name="T93">are also</text:span><text:span text:style-name="T92"> effective</text:span><text:span text:style-name="T95">.</text:span></text:p>
            </text:list-item>
          </text:list>
        </text:list-item>
        <text:list-item>
          <text:p text:style-name="P26"><text:span text:style-name="T90">in </text:span><text:span text:style-name="T67">page</text:span><text:span text:style-name="T68">#</text:span><text:span text:style-name="T68"><text:bookmark-ref text:reference-format="page" text:ref-name="sidebar-05.02">7</text:bookmark-ref></text:span><text:span text:style-name="T72"> </text:span><text:span text:style-name="T22">(</text:span><text:span text:style-name="T96">SideBar</text:span><text:span text:style-name="Caption_20_characters"><text:span text:style-name="T97"> </text:span></text:span><text:span text:style-name="Caption_20_characters"><text:span text:style-name="T98">5.</text:span></text:span><text:span text:style-name="Caption_20_characters"><text:span text:style-name="T97">2</text:span></text:span><text:span text:style-name="T22">)</text:span><text:span text:style-name="T86">:</text:span></text:p>
          <text:list>
            <text:list-item>
              <text:p text:style-name="P27">The bottom spacing below ALL paragraphs + image is 0.5 cm</text:p>
            </text:list-item>
            <text:list-item>
              <text:p text:style-name="P25"><text:span text:style-name="T90">The 3 x </text:span><text:span text:style-name="T86">CB2</text:span><text:span text:style-name="T90"> paragraphs are surrounded by an embedded blue border &amp; the spacing from text above to the top of the border is 0.5 cm</text:span></text:p>
            </text:list-item>
          </text:list>
        </text:list-item>
        <text:list-item>
          <text:p text:style-name="P28"><text:span text:style-name="T62">in </text:span><text:a xlink:type="simple" xlink:href="#sidebar-05.03 The __del__() Special Method|frame" text:style-name="Internet_20_link" text:visited-style-name="Visited_20_Internet_20_Link"><text:span text:style-name="T67">page</text:span><text:span text:style-name="T68">#</text:span><text:span text:style-name="T68"><text:bookmark-ref text:reference-format="page" text:ref-name="sidebar-05.03">8</text:bookmark-ref></text:span></text:a><text:span text:style-name="T72"> </text:span><text:span text:style-name="T86">(</text:span><text:span text:style-name="T99">SideBar 5.</text:span><text:span text:style-name="Caption_20_characters"><text:span text:style-name="T99">3</text:span></text:span><text:span text:style-name="T86">):</text:span></text:p>
          <text:list>
            <text:list-item>
              <text:p text:style-name="P25">This is the clearest demonstration of the bug.</text:p>
            </text:list-item>
            <text:list-item>
              <text:p text:style-name="P28"><text:span text:style-name="T100">The text paragraph </text:span>“<text:span text:style-name="T76">Let’s look </text:span><text:span text:style-name="T77">…</text:span><text:span text:style-name="T76"> the details:</text:span>” <text:span text:style-name="T100">is above the </text:span><text:span text:style-name="T65">SideBar</text:span><text:span text:style-name="T92"> whilst the </text:span><text:span text:style-name="T101">CB2</text:span><text:span text:style-name="T92"> paragraphs are immediately below</text:span><text:span text:style-name="T100">.</text:span></text:p>
            </text:list-item>
            <text:list-item>
              <text:p text:style-name="P25"><text:span text:style-name="T92">The spacing above the table looks a little too small whilst that below</text:span><text:span text:style-name="T90"> </text:span><text:span text:style-name="T92">looks a little</text:span><text:span text:style-name="T90"> too large.</text:span></text:p>
            </text:list-item>
            <text:list-item>
              <text:p text:style-name="P25"><text:span text:style-name="T90">Where has the </text:span><text:span text:style-name="T86">CB2</text:span><text:span text:style-name="T90"> top-border gone? </text:span><text:span text:style-name="T91">The frame lower-spacing is supposed to be between the bottom of the table &amp; the top of the next paragraph. Instead, the latter is Missing In Action.</text:span></text:p>
            </text:list-item>
          </text:list>
        </text:list-item>
        <text:list-item>
          <text:p text:style-name="P29"><text:soft-page-break/><text:span text:style-name="T62">in </text:span><text:a xlink:type="simple" xlink:href="#sidebar-05.04 The __del__() Special Method|frame" text:style-name="Internet_20_link" text:visited-style-name="Visited_20_Internet_20_Link"><text:span text:style-name="T67">page</text:span><text:span text:style-name="T68">#</text:span><text:span text:style-name="T68"><text:bookmark-ref text:reference-format="page" text:ref-name="sidebar-05.04">9</text:bookmark-ref></text:span></text:a><text:span text:style-name="T68"> </text:span><text:span text:style-name="T86">(</text:span><text:span text:style-name="Caption_20_characters"><text:span text:style-name="T99">SideBar 5.4</text:span></text:span><text:span text:style-name="T86">):</text:span></text:p>
          <text:list>
            <text:list-item>
              <text:p text:style-name="P30">This is pr<text:span text:style-name="T100">o</text:span>bably the most blatant <text:span text:style-name="T100">demonstration of the bug.</text:span></text:p>
            </text:list-item>
            <text:list-item>
              <text:p text:style-name="P25">The <text:span text:style-name="T86">CB2</text:span> top-border now reappears above the image. I believe this to be a display error, in that the <text:span text:style-name="T86">CB2</text:span> border <text:span text:style-name="T86">‘belongs’</text:span> to the <text:span text:style-name="T86">CB2</text:span><text:span text:style-name="T90"> text &amp; should not be separated from it. The current display looks daft.</text:span></text:p>
            </text:list-item>
            <text:list-item>
              <text:p text:style-name="P25"><text:span text:style-name="T90">Th</text:span><text:span text:style-name="T102">i</text:span><text:span text:style-name="T90">s daft bug has been in place for more than 7 years, and is a Grandparent gift from Apache (if I recall the heredity of LibreOffice correctly). Time to fix it, methinks.</text:span></text:p>
            </text:list-item>
          </text:list>
        </text:list-item>
        <text:list-item>
          <text:p text:style-name="P25"><text:span text:style-name="T90">All frames show this </text:span><text:span text:style-name="T103">bug</text:span><text:span text:style-name="T90">.</text:span></text:p>
        </text:list-item>
      </text:list>
      <text:p text:style-name="P31"/>
      <text:h text:style-name="P32" text:outline-level="2">Example<text:span text:style-name="T43">s</text:span></text:h>
      <text:p text:style-name="P33"><text:span text:style-name="T104">(s</text:span>ee next pages):</text:p>
      <text:p text:style-name="Text_20_body"/>
      <text:p text:style-name="P34"><draw:frame draw:style-name="fr1" draw:name="sidebar-05.01 The __del__() Special Method" text:anchor-type="paragraph" svg:y="0cm" svg:width="17cm" style:rel-width="100%" svg:height="8.849cm" style:rel-height="scale-min" draw:z-index="1"><draw:text-box><text:p text:style-name="SideBar_20_Header"><text:bookmark text:name="sidebar-05.01"/>The <text:span text:style-name="T105">__del__</text:span>() Special Method</text:p><text:p text:style-name="SideBar"><text:span text:style-name="T106">The </text:span><text:span text:style-name="Console"><text:span text:style-name="T106">_del__(self)</text:span></text:span><text:span text:style-name="T106"> special method is called when an object is destroyed—at least in theory. In practice, </text:span><text:span text:style-name="Console"><text:span text:style-name="T106">_del__()</text:span></text:span><text:span text:style-name="T106"> may never be called, even at program termination. Furthermore, when we write </text:span><text:span text:style-name="Inline_20_Code"><text:span text:style-name="T106">del x</text:span></text:span><text:span text:style-name="T106">, all that happens is that the object reference </text:span><text:span text:style-name="Console"><text:span text:style-name="T106">x</text:span></text:span><text:span text:style-name="T106"> is deleted and the count of how many object references refer to the object that was referred to by </text:span><text:span text:style-name="Console"><text:span text:style-name="T106">x</text:span></text:span><text:span text:style-name="T106"> is decreased by </text:span><text:span text:style-name="Console"><text:span text:style-name="T106">1</text:span></text:span><text:span text:style-name="T106">. Only when this count reaches </text:span><text:span text:style-name="Console"><text:span text:style-name="T106">0</text:span></text:span><text:span text:style-name="T106"> is </text:span><text:span text:style-name="Console"><text:span text:style-name="T106">__del__()</text:span></text:span><text:span text:style-name="T106"> likely to be called, but Python offers no guarantee that it will ever be called. In view of this, </text:span><text:span text:style-name="Console"><text:span text:style-name="T106">_del__()</text:span></text:span><text:span text:style-name="T106"> is very rarely reimplemented—none of the examples in this book reimplements it—and it should not be used to free up resources, so it is not suitable to be used for closing files, disconnecting network connections, or disconnecting database connections.</text:span></text:p><text:p text:style-name="SideBar"><text:span text:style-name="T106">Python provides two separate mechanisms for ensuring that resources are properly released. One is to use a </text:span><text:span text:style-name="Console"><text:span text:style-name="T106">try … finally</text:span></text:span><text:span text:style-name="T106"> block as we have seen before and will see again in </text:span><text:span text:style-name="T107">Chapter 7 [</text:span><text:a xlink:type="simple" xlink:href="#Chapter 07" text:style-name="Internet_20_link" text:visited-style-name="Visited_20_Internet_20_Link"><text:span text:style-name="T108">299 ➤</text:span></text:a><text:span text:style-name="T107">]</text:span><text:span text:style-name="T106">, and the other is to use a context object in conjunction with a </text:span><text:span text:style-name="Console"><text:span text:style-name="T106">with</text:span></text:span><text:span text:style-name="T106"> statement—this is covered in </text:span><text:span text:style-name="T109">Chapter 8 [</text:span><text:a xlink:type="simple" xlink:href="#Chapter 08" text:style-name="Internet_20_link" text:visited-style-name="Visited_20_Internet_20_Link"><text:span text:style-name="T110">347 ➤</text:span></text:a><text:span text:style-name="T109">]</text:span><text:span text:style-name="T106">.</text:span></text:p></draw:text-box></draw:frame>some words</text:p>
      <text:p text:style-name="P35"><text:bookmark text:name="CB2"/>Let’s look at a few tiny examples, and then discuss some of the details:</text:p>
      <text:p text:style-name="P36">x = "blue"</text:p>
      <text:p text:style-name="P36">y = "green"</text:p>
      <text:p text:style-name="P36">z = x</text:p>
      <text:p text:style-name="P37"/>
      <text:p text:style-name="P38">para1</text:p>
      <text:p text:style-name="P39">para2</text:p>
      <text:p text:style-name="P39"><draw:frame draw:style-name="fr1" draw:name="sidebar-05.02 The __del__() Special Method" text:anchor-type="paragraph" svg:y="0cm" svg:width="17cm" style:rel-width="100%" svg:height="8.849cm" style:rel-height="scale-min" draw:z-index="2"><draw:text-box><text:p text:style-name="SideBar_20_Header"><text:bookmark text:name="sidebar-05.02"/>The <text:span text:style-name="T105">__del__</text:span>() Special Method</text:p><text:p text:style-name="SideBar"><text:span text:style-name="T106">The </text:span><text:span text:style-name="Console"><text:span text:style-name="T106">_del__(self)</text:span></text:span><text:span text:style-name="T106"> special method is called when an object is destroyed—at least in theory. In practice, </text:span><text:span text:style-name="Console"><text:span text:style-name="T106">_del__()</text:span></text:span><text:span text:style-name="T106"> may never be called, even at program termination. Furthermore, when we write </text:span><text:span text:style-name="Inline_20_Code"><text:span text:style-name="T106">del x</text:span></text:span><text:span text:style-name="T106">, all that happens is that the object reference </text:span><text:span text:style-name="Console"><text:span text:style-name="T106">x</text:span></text:span><text:span text:style-name="T106"> is deleted and the count of how many object references refer to the object that was referred to by </text:span><text:span text:style-name="Console"><text:span text:style-name="T106">x</text:span></text:span><text:span text:style-name="T106"> is decreased by </text:span><text:span text:style-name="Console"><text:span text:style-name="T106">1</text:span></text:span><text:span text:style-name="T106">. Only when this count reaches </text:span><text:span text:style-name="Console"><text:span text:style-name="T106">0</text:span></text:span><text:span text:style-name="T106"> is </text:span><text:span text:style-name="Console"><text:span text:style-name="T106">__del__()</text:span></text:span><text:span text:style-name="T106"> likely to be called, but Python offers no guarantee that it will ever be called. In view of this, </text:span><text:span text:style-name="Console"><text:span text:style-name="T106">_del__()</text:span></text:span><text:span text:style-name="T106"> is very rarely reimplemented—none of the examples in this book reimplements it—and it should not be used to free up resources, so it is not suitable to be used for closing files, disconnecting network connections, or disconnecting database connections.</text:span></text:p><text:p text:style-name="SideBar"><text:span text:style-name="T106">Python provides two separate mechanisms for ensuring that resources are properly released. One is to use a </text:span><text:span text:style-name="Console"><text:span text:style-name="T106">try … finally</text:span></text:span><text:span text:style-name="T106"> block as we have seen before and will see again in </text:span><text:span text:style-name="T107">Chapter 7 [</text:span><text:a xlink:type="simple" xlink:href="#Chapter 07" text:style-name="Internet_20_link" text:visited-style-name="Visited_20_Internet_20_Link"><text:span text:style-name="T108">299 ➤</text:span></text:a><text:span text:style-name="T107">]</text:span><text:span text:style-name="T106">, and the other is to use a context object in conjunction with a </text:span><text:span text:style-name="Console"><text:span text:style-name="T106">with</text:span></text:span><text:span text:style-name="T106"> statement—this is covered in </text:span><text:span text:style-name="T109">Chapter 8 [</text:span><text:a xlink:type="simple" xlink:href="#Chapter 08" text:style-name="Internet_20_link" text:visited-style-name="Visited_20_Internet_20_Link"><text:span text:style-name="T110">347 ➤</text:span></text:a><text:span text:style-name="T109">]</text:span><text:span text:style-name="T106">.</text:span></text:p></draw:text-box></draw:frame>para3</text:p>
      <text:p text:style-name="P37">Let’s look at a few tiny examples, and then discuss some of the details:</text:p>
      <text:p text:style-name="P36">x = "blue"</text:p>
      <text:p text:style-name="P36">y = "green"</text:p>
      <text:p text:style-name="P36">z = x</text:p>
      <text:p text:style-name="P37"/>
      <text:p text:style-name="P40">para1</text:p>
      <text:p text:style-name="P41">para2</text:p>
      <text:p text:style-name="P41">para3</text:p>
      <text:p text:style-name="P42"><draw:frame draw:style-name="fr2" draw:name="sidebar-05.03 The __del__() Special Method" text:anchor-type="paragraph" svg:x="0cm" svg:y="0.674cm" svg:width="17cm" style:rel-width="100%" svg:height="8.849cm" style:rel-height="scale-min" draw:z-index="3"><draw:text-box><text:p text:style-name="SideBar_20_Header"><text:bookmark text:name="sidebar-05.03"/>The <text:span text:style-name="T105">__del__</text:span>() Special Method</text:p><text:p text:style-name="SideBar"><text:span text:style-name="T106">The </text:span><text:span text:style-name="Console"><text:span text:style-name="T106">_del__(self)</text:span></text:span><text:span text:style-name="T106"> special method is called when an object is destroyed—at least in theory. In practice, </text:span><text:span text:style-name="Console"><text:span text:style-name="T106">_del__()</text:span></text:span><text:span text:style-name="T106"> may never be called, even at program termination. Furthermore, when we write </text:span><text:span text:style-name="Inline_20_Code"><text:span text:style-name="T106">del x</text:span></text:span><text:span text:style-name="T106">, all that happens is that the object reference </text:span><text:span text:style-name="Console"><text:span text:style-name="T106">x</text:span></text:span><text:span text:style-name="T106"> is deleted and the count of how many object references refer to the object that was referred to by </text:span><text:span text:style-name="Console"><text:span text:style-name="T106">x</text:span></text:span><text:span text:style-name="T106"> is decreased by </text:span><text:span text:style-name="Console"><text:span text:style-name="T106">1</text:span></text:span><text:span text:style-name="T106">. Only when this count reaches </text:span><text:span text:style-name="Console"><text:span text:style-name="T106">0</text:span></text:span><text:span text:style-name="T106"> is </text:span><text:span text:style-name="Console"><text:span text:style-name="T106">__del__()</text:span></text:span><text:span text:style-name="T106"> likely to be called, but Python offers no guarantee that it will ever be called. In view of this, </text:span><text:span text:style-name="Console"><text:span text:style-name="T106">_del__()</text:span></text:span><text:span text:style-name="T106"> is very rarely reimplemented—none of the examples in this book reimplements it—and it should not be used to free up resources, so it is not suitable to be used for closing files, disconnecting network connections, or disconnecting database connections.</text:span></text:p><text:p text:style-name="SideBar"><text:span text:style-name="T106">Python provides two separate mechanisms for ensuring that resources are properly released. One is to use a </text:span><text:span text:style-name="Console"><text:span text:style-name="T106">try … finally</text:span></text:span><text:span text:style-name="T106"> block as we have seen before and will see again in </text:span><text:span text:style-name="T107">Chapter 7 [</text:span><text:a xlink:type="simple" xlink:href="#Chapter 07" text:style-name="Internet_20_link" text:visited-style-name="Visited_20_Internet_20_Link"><text:span text:style-name="T108">299 ➤</text:span></text:a><text:span text:style-name="T107">]</text:span><text:span text:style-name="T106">, and the other is to use a context object in conjunction with a </text:span><text:span text:style-name="Console"><text:span text:style-name="T106">with</text:span></text:span><text:span text:style-name="T106"> statement—this is covered in </text:span><text:span text:style-name="T109">Chapter 8 [</text:span><text:a xlink:type="simple" xlink:href="#Chapter 08" text:style-name="Internet_20_link" text:visited-style-name="Visited_20_Internet_20_Link"><text:span text:style-name="T110">347 ➤</text:span></text:a><text:span text:style-name="T109">]</text:span><text:span text:style-name="T106">.</text:span></text:p></draw:text-box></draw:frame>Let’s look at a few tiny examples, and then discuss some of the details:</text:p>
      <text:p text:style-name="P43">x = "blue"</text:p>
      <text:p text:style-name="P43">y = "green"</text:p>
      <text:p text:style-name="P43">z = x</text:p>
      <text:p text:style-name="P42"/>
      <text:p text:style-name="P40">para1</text:p>
      <text:p text:style-name="P41">para2</text:p>
      <text:p text:style-name="P41">para3</text:p>
      <text:p text:style-name="P42">Let’s look at a few tiny examples, and then discuss some of the details:</text:p>
      <text:p text:style-name="P43"><draw:frame draw:style-name="fr2" draw:name="sidebar-05.04 The __del__() Special Method" text:anchor-type="paragraph" svg:x="0cm" svg:y="0.582cm" svg:width="17cm" style:rel-width="100%" svg:height="8.849cm" style:rel-height="scale-min" draw:z-index="4"><draw:text-box><text:p text:style-name="SideBar_20_Header"><text:bookmark text:name="sidebar-05.04"/>The <text:span text:style-name="T105">__del__</text:span>() Special Method</text:p><text:p text:style-name="SideBar"><text:span text:style-name="T106">The </text:span><text:span text:style-name="Console"><text:span text:style-name="T106">_del__(self)</text:span></text:span><text:span text:style-name="T106"> special method is called when an object is destroyed—at least in theory. In practice, </text:span><text:span text:style-name="Console"><text:span text:style-name="T106">_del__()</text:span></text:span><text:span text:style-name="T106"> may never be called, even at program termination. Furthermore, when we write </text:span><text:span text:style-name="Inline_20_Code"><text:span text:style-name="T106">del x</text:span></text:span><text:span text:style-name="T106">, all that happens is that the object reference </text:span><text:span text:style-name="Console"><text:span text:style-name="T106">x</text:span></text:span><text:span text:style-name="T106"> is deleted and the count of how many object references refer to the object that was referred to by </text:span><text:span text:style-name="Console"><text:span text:style-name="T106">x</text:span></text:span><text:span text:style-name="T106"> is decreased by </text:span><text:span text:style-name="Console"><text:span text:style-name="T106">1</text:span></text:span><text:span text:style-name="T106">. Only when this count reaches </text:span><text:span text:style-name="Console"><text:span text:style-name="T106">0</text:span></text:span><text:span text:style-name="T106"> is </text:span><text:span text:style-name="Console"><text:span text:style-name="T106">__del__()</text:span></text:span><text:span text:style-name="T106"> likely to be called, but Python offers no guarantee that it will ever be called. In view of this, </text:span><text:span text:style-name="Console"><text:span text:style-name="T106">_del__()</text:span></text:span><text:span text:style-name="T106"> is very rarely reimplemented—none of the examples in this book reimplements it—and it should not be used to free up resources, so it is not suitable to be used for closing files, disconnecting network connections, or disconnecting database connections.</text:span></text:p><text:p text:style-name="SideBar"><text:span text:style-name="T106">Python provides two separate mechanisms for ensuring that resources are properly released. One is to use a </text:span><text:span text:style-name="Console"><text:span text:style-name="T106">try … finally</text:span></text:span><text:span text:style-name="T106"> block as we have seen before and will see again in </text:span><text:span text:style-name="T107">Chapter 7 [</text:span><text:a xlink:type="simple" xlink:href="#Chapter 07" text:style-name="Internet_20_link" text:visited-style-name="Visited_20_Internet_20_Link"><text:span text:style-name="T108">299 ➤</text:span></text:a><text:span text:style-name="T107">]</text:span><text:span text:style-name="T106">, and the other is to use a context object in conjunction with a </text:span><text:span text:style-name="Console"><text:span text:style-name="T106">with</text:span></text:span><text:span text:style-name="T106"> statement—this is covered in </text:span><text:span text:style-name="T109">Chapter 8 [</text:span><text:a xlink:type="simple" xlink:href="#Chapter 08" text:style-name="Internet_20_link" text:visited-style-name="Visited_20_Internet_20_Link"><text:span text:style-name="T110">347 ➤</text:span></text:a><text:span text:style-name="T109">]</text:span><text:span text:style-name="T106">.</text:span></text:p></draw:text-box></draw:frame>x = "blue"</text:p>
      <text:p text:style-name="P43">y = "green"</text:p>
      <text:p text:style-name="P43">z = x</text:p>
      <text:p text:style-name="P4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face style:name="DejaVu Serif2"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2"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register-true="true"/>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2" style:class="text" style:master-page-name="">
      <loext:graphic-properties draw:fill="solid" draw:fill-color="#95bfec"/>
      <style:paragraph-properties fo:margin-top="0cm" fo:margin-bottom="0.21cm" style:contextual-spacing="false" style:page-number="auto" fo:background-color="#95bfec"/>
      <style:text-properties fo:font-size="32pt" fo:font-weight="normal"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3">
        <style:list-level-properties text:list-level-position-and-space-mode="label-alignment">
          <style:list-level-label-alignment text:label-followed-by="space"/>
        </style:list-level-properties>
      </text:outline-level-style>
      <text:outline-level-style text:level="2" text:style-name="H1_20_Auto-number" loext:num-list-format="%2%" style:num-format="1" text:start-value="5">
        <style:list-level-properties text:list-level-position-and-space-mode="label-alignment">
          <style:list-level-label-alignment text:label-followed-by="space"/>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2b873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Header">
      <style:paragraph-properties>
        <style:tab-stops>
          <style:tab-stop style:position="16.9cm" style:type="center"/>
          <style:tab-stop style:position="17cm" style:type="right"/>
        </style:tab-stops>
      </style:paragraph-properties>
      <style:text-properties officeooo:paragraph-rsid="002a264a"/>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6"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7" style:family="paragraph" style:parent-style-name="Footer">
      <style:paragraph-properties fo:text-align="center" style:justify-single-word="false"/>
    </style:style>
    <style:style style:name="MT1" style:family="text">
      <style:text-properties fo:font-style="normal" style:font-style-asian="normal" style:font-style-complex="normal"/>
    </style:style>
    <style:style style:name="MT2" style:family="text">
      <style:text-properties style:font-name="DejaVu Serif" fo:font-style="italic" style:font-style-asian="italic" style:font-style-complex="italic"/>
    </style:style>
    <style:style style:name="MT3" style:family="text">
      <style:text-properties style:font-name="FreeSerif"/>
    </style:style>
    <style:style style:name="MT4" style:family="text">
      <style:text-propertie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amples</text:chapter><text:tab/><text:span text:style-name="MT1"><text:page-number text:select-page="current">9</text:page-number></text:span></text:p>
      </style:header>
      <style:header-left>
        <text:p text:style-name="MP3"><text:page-number text:select-page="current">8</text:page-number><text:tab/><text:chapter text:display="number-and-name" text:outline-level="1">5 Text Frames Interfere with Adjoining Borders</text:chapter></text:p>
      </style:header-left>
      <style:header-first>
        <text:p text:style-name="MP2"><text:page-number text:select-page="current">1</text:page-number><text:tab/><text:chapter text:display="number-and-name" text:outline-level="1">5 Text Frames Interfere with Adjoining Borders</text:chapter></text:p>
      </style:header-first>
    </style:master-page>
    <style:master-page style:name="Chapter_20_01_20_Page" style:display-name="Chapter 01 Page" style:page-layout-name="Mpm2" draw:style-name="Mdp1" style:next-style-name="Standard">
      <style:header>
        <text:p text:style-name="MP4">24 pt<text:page-number text:select-page="current" text:page-adjust="-18"/><text:tab/><text:span text:style-name="MT2">Introduction</text:span></text:p>
      </style:header>
      <style:header-first>
        <text:p text:style-name="Header_20_left"><draw:frame draw:style-name="Mfr1" draw:name="f01-chapter" text:anchor-type="paragraph" svg:x="0cm" svg:y="0cm" svg:width="2.431cm" svg:height="4.001cm" draw:z-index="0"><draw:text-box><text:p text:style-name="Frame_20_contents"><text:span text:style-name="Caption_20_characters"><text:span text:style-name="MT3"><text:chapter text:display="number" text:outline-level="1"/></text:span></text:span></text:p></draw:text-box></draw:frame><draw:frame text:anchor-type="paragraph" draw:z-index="0" draw:name="c01 summary" draw:style-name="Mgr1" draw:text-style-name="MP6" svg:width="7.938cm" svg:height="3.846cm" svg:x="8.932cm" svg:y="0.053cm"><draw:text-box><text:p text:style-name="MP5"><text:span text:style-name="MT4">● </text:span><text:span text:style-name="MT4">Creating and Running Python Programs</text:span></text:p><text:p text:style-name="MP5"><text:span text:style-name="MT4">● </text:span><text:span text:style-name="MT4">Python’s “Beautiful Heart”</text:span></text:p></draw:text-box></draw:frame></text:p>
      </style:header-first>
      <style:footer>
        <text:p text:style-name="Footer"/>
      </style:footer>
      <style:footer-first>
        <text:p text:style-name="MP7"><text:page-number text:select-page="current" text:page-adjust="8"/></text:p>
      </style:footer-first>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9T00:01:19.904426107</meta:creation-date>
    <dc:date>2025-01-01T15:45:51.610446667</dc:date>
    <meta:editing-duration>PT18H58M41S</meta:editing-duration>
    <meta:editing-cycles>29</meta:editing-cycles>
    <meta:generator>LibreOffice/24.8.3.2$Linux_X86_64 LibreOffice_project/48a6bac9e7e268aeb4c3483fcf825c94556d9f92</meta:generator>
    <meta:print-date>2024-12-31T21:54:59.875419316</meta:print-date>
    <meta:printed-by>PDF files</meta:printed-by>
    <meta:document-statistic meta:table-count="0" meta:image-count="0" meta:object-count="0" meta:page-count="9" meta:paragraph-count="93" meta:word-count="1927" meta:character-count="10699" meta:non-whitespace-character-count="8909"/>
  </office:meta>
</office:document-meta>
</file>